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808080" draw:marker-start="Symmetric_20_Arrow" draw:marker-start-width="0.152cm" draw:marker-end="Symmetric_20_Arrow" draw:marker-end-width="0.152cm" draw:textarea-horizontal-align="center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style:protect="size"/>
    </style:style>
    <style:style style:name="gr5" style:family="graphic" style:parent-style-name="standard">
      <style:graphic-properties draw:stroke="none" svg:stroke-width="0cm" svg:stroke-color="#000000" draw:marker-start="Arrowheads_20_1" draw:marker-start-width="0.2cm" draw:marker-end="Arrowheads_20_1" draw:marker-end-width="0.2cm" draw:fill="none" draw:fill-color="#ffffff" draw:textarea-horizontal-align="left" draw:auto-grow-height="true" draw:auto-grow-width="false" fo:min-height="0cm" fo:min-width="0.514cm" fo:padding-top="0cm" fo:padding-bottom="0cm" fo:padding-left="0.254cm" fo:padding-right="0cm"/>
    </style:style>
    <style:style style:name="gr6" style:family="graphic" style:parent-style-name="standard">
      <style:graphic-properties draw:stroke="none" svg:stroke-width="0cm" svg:stroke-color="#000000" draw:marker-start="Arrowheads_20_1" draw:marker-start-width="0.2cm" draw:marker-end="Arrowheads_20_1" draw:marker-end-width="0.2cm" draw:fill="none" draw:fill-color="#ffffff" draw:textarea-horizontal-align="left" draw:auto-grow-height="true" draw:auto-grow-width="false" fo:min-height="0cm" fo:min-width="0.578cm" fo:padding-top="0cm" fo:padding-bottom="0cm" fo:padding-left="0.254cm" fo:padding-right="0cm"/>
    </style:style>
    <style:style style:name="gr7" style:family="graphic" style:parent-style-name="standard">
      <style:graphic-properties draw:stroke="none" svg:stroke-width="0cm" svg:stroke-color="#000000" draw:marker-start="Arrowheads_20_1" draw:marker-start-width="0.2cm" draw:marker-end="Arrowheads_20_1" draw:marker-end-width="0.2cm" draw:fill="none" draw:fill-color="#ffffff" draw:textarea-horizontal-align="left" draw:auto-grow-height="true" draw:auto-grow-width="false" fo:min-height="0cm" fo:min-width="1.149cm" fo:padding-top="0cm" fo:padding-bottom="0cm" fo:padding-left="0.254cm" fo:padding-right="0cm"/>
    </style:style>
    <style:style style:name="gr8" style:family="graphic" style:parent-style-name="standard">
      <style:graphic-properties draw:stroke="none" svg:stroke-color="#000000" draw:marker-start="Arrowheads_20_1" draw:marker-end="Arrowheads_20_1" draw:fill="none" draw:fill-color="#ffffff" draw:textarea-horizontal-align="left" draw:auto-grow-height="true" draw:auto-grow-width="true" fo:min-height="0.831cm" fo:min-width="0cm" fo:padding-top="0.102cm" fo:padding-bottom="0cm" fo:padding-left="0cm" fo:padding-right="0cm"/>
    </style:style>
    <style:style style:name="gr9" style:family="graphic" style:parent-style-name="standard">
      <style:graphic-properties draw:stroke="none" svg:stroke-width="0cm" svg:stroke-color="#000000" draw:marker-start="Arrowheads_20_1" draw:marker-start-width="0.2cm" draw:marker-end="Arrowheads_20_1" draw:marker-end-width="0.2cm" draw:fill="none" draw:fill-color="#ffffff" draw:textarea-horizontal-align="left" draw:auto-grow-height="true" draw:auto-grow-width="true" fo:min-height="0.517cm" fo:min-width="0cm" fo:padding-top="0cm" fo:padding-bottom="0cm" fo:padding-left="0.254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cursiva" style:font-family-generic="roman" style:font-pitch="variable" fo:font-size="12pt" fo:font-style="normal" style:font-size-asian="18pt" style:font-size-complex="18pt"/>
    </style:style>
    <style:style style:name="P3" style:family="paragraph"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family="'Times New Roman'" style:font-style-name="cursiva" style:font-family-generic="roman" style:font-pitch="variable" fo:font-size="12pt" fo:font-style="italic" style:font-size-asian="18pt" style:font-size-complex="18pt"/>
    </style:style>
    <style:style style:name="P5" style:family="paragraph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family="'Times New Roman'" style:font-style-name="cursiva" style:font-family-generic="roman" style:font-pitch="variable" fo:font-size="12pt" fo:font-style="normal" style:font-size-asian="18pt" style:font-size-complex="18pt"/>
    </style:style>
    <style:style style:name="T2" style:family="text"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'Times New Roman'" style:font-style-name="cursiva" style:font-family-generic="roman" style:font-pitch="variable" fo:font-size="12pt" fo:font-style="italic" style:font-size-asian="18pt" style:font-size-complex="18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5.742cm" svg:y1="16.992cm" svg:x2="15.742cm" svg:y2="17.392cm" draw:start-shape="id1" draw:start-glue-point="2" draw:end-shape="id2" draw:end-glue-point="0" svg:d="m15742 16992v400">
          <text:p/>
        </draw:connector>
        <draw:connector draw:style-name="gr1" draw:text-style-name="P1" draw:layer="layout" draw:type="line" svg:x1="15.742cm" svg:y1="18.113cm" svg:x2="15.742cm" svg:y2="18.512cm" draw:start-shape="id2" draw:start-glue-point="2" draw:end-shape="id3" draw:end-glue-point="0" svg:d="m15742 18113v399">
          <text:p/>
        </draw:connector>
        <draw:frame draw:style-name="gr2" draw:text-style-name="P2" draw:id="id7" draw:layer="layout" svg:width="4.972cm" svg:height="1.191cm" svg:x="4.423cm" svg:y="3.227cm">
          <draw:text-box>
            <text:p text:style-name="P1"><text:span text:style-name="T1">Receive timely, actionable</text:span><text:span text:style-name="T1"><text:line-break/></text:span><text:span text:style-name="T1">suggestions</text:span></text:p>
          </draw:text-box>
        </draw:frame>
        <draw:frame draw:style-name="gr2" draw:text-style-name="P2" draw:id="id12" draw:layer="layout" svg:width="5.222cm" svg:height="1.191cm" svg:x="4.298cm" svg:y="6.592cm">
          <draw:text-box>
            <text:p text:style-name="P1"><text:span text:style-name="T1">Receive suggestions scoped</text:span><text:span text:style-name="T1"><text:line-break/></text:span><text:span text:style-name="T1">to specific concerns</text:span></text:p>
          </draw:text-box>
        </draw:frame>
        <draw:frame draw:style-name="gr2" draw:text-style-name="P2" draw:id="id4" draw:layer="layout" svg:width="5.891cm" svg:height="0.721cm" svg:x="12.797cm" svg:y="3.462cm">
          <draw:text-box>
            <text:p text:style-name="P1"><text:span text:style-name="T1">Identify appropriate reviewer(s)</text:span></text:p>
          </draw:text-box>
        </draw:frame>
        <draw:frame draw:style-name="gr2" draw:text-style-name="P2" draw:id="id5" draw:layer="layout" svg:width="3.749cm" svg:height="0.721cm" svg:x="13.868cm" svg:y="4.583cm">
          <draw:text-box>
            <text:p text:style-name="P1"><text:span text:style-name="T1">Schedule review(s)</text:span></text:p>
          </draw:text-box>
        </draw:frame>
        <draw:frame draw:style-name="gr2" draw:text-style-name="P2" draw:id="id8" draw:layer="layout" svg:width="4.32cm" svg:height="0.721cm" svg:x="13.582cm" svg:y="6.827cm">
          <draw:text-box>
            <text:p text:style-name="P1"><text:span text:style-name="T1">Describe review scope</text:span></text:p>
          </draw:text-box>
        </draw:frame>
        <draw:frame draw:style-name="gr2" draw:text-style-name="P2" draw:id="id9" draw:layer="layout" svg:width="6.077cm" svg:height="1.191cm" svg:x="12.704cm" svg:y="7.949cm">
          <draw:text-box>
            <text:p text:style-name="P1"><text:span text:style-name="T1">Distribute review material</text:span><text:span text:style-name="T1"><text:line-break/></text:span><text:span text:style-name="T1">(code, documentation, tests, etc.)</text:span></text:p>
          </draw:text-box>
        </draw:frame>
        <draw:frame draw:style-name="gr3" draw:text-style-name="P3" draw:layer="layout" svg:width="1.319cm" svg:height="0.471cm" svg:x="10.771cm" svg:y="2.665cm">
          <draw:text-box>
            <text:p><text:span text:style-name="T2">Author</text:span></text:p>
          </draw:text-box>
        </draw:frame>
        <draw:frame draw:style-name="gr4" draw:text-style-name="P4" draw:layer="layout" svg:width="1.349cm" svg:height="0.721cm" svg:x="6.235cm" svg:y="2.54cm">
          <draw:text-box>
            <text:p text:style-name="P1"><text:span text:style-name="T3">Goal</text:span></text:p>
          </draw:text-box>
        </draw:frame>
        <draw:frame draw:style-name="gr4" draw:text-style-name="P4" draw:layer="layout" svg:width="1.607cm" svg:height="0.721cm" svg:x="14.939cm" svg:y="2.54cm">
          <draw:text-box>
            <text:p text:style-name="P1"><text:span text:style-name="T3">Action</text:span></text:p>
          </draw:text-box>
        </draw:frame>
        <draw:frame draw:style-name="gr2" draw:text-style-name="P2" draw:id="id6" draw:layer="layout" svg:width="3.63cm" svg:height="0.721cm" svg:x="13.927cm" svg:y="5.705cm">
          <draw:text-box>
            <text:p text:style-name="P1"><text:span text:style-name="T1">Notify reviewer(s)</text:span></text:p>
          </draw:text-box>
        </draw:frame>
        <draw:connector draw:style-name="gr1" draw:text-style-name="P1" draw:layer="layout" draw:type="line" svg:x1="15.742cm" svg:y1="4.183cm" svg:x2="15.742cm" svg:y2="4.583cm" draw:start-shape="id4" draw:start-glue-point="2" draw:end-shape="id5" draw:end-glue-point="0" svg:d="m15742 4183v400">
          <text:p/>
        </draw:connector>
        <draw:connector draw:style-name="gr1" draw:text-style-name="P1" draw:layer="layout" draw:type="line" svg:x1="15.742cm" svg:y1="5.304cm" svg:x2="15.742cm" svg:y2="5.705cm" draw:start-shape="id5" draw:start-glue-point="2" draw:end-shape="id6" svg:d="m15742 5304v401">
          <text:p/>
        </draw:connector>
        <draw:connector draw:style-name="gr1" draw:text-style-name="P1" draw:layer="layout" draw:type="line" svg:x1="9.395cm" svg:y1="3.822cm" svg:x2="12.797cm" svg:y2="3.822cm" draw:start-shape="id7" draw:start-glue-point="1" draw:end-shape="id4" draw:end-glue-point="3" svg:d="m9395 3822h3402">
          <text:p/>
        </draw:connector>
        <draw:connector draw:style-name="gr1" draw:text-style-name="P1" draw:layer="layout" draw:type="line" svg:x1="15.742cm" svg:y1="7.548cm" svg:x2="15.742cm" svg:y2="7.949cm" draw:start-shape="id8" draw:start-glue-point="2" draw:end-shape="id9" draw:end-glue-point="0" svg:d="m15742 7548v401">
          <text:p/>
        </draw:connector>
        <draw:frame draw:style-name="gr2" draw:text-style-name="P2" draw:id="id13" draw:layer="layout" svg:width="5.586cm" svg:height="1.191cm" svg:x="4.116cm" svg:y="9.305cm">
          <draw:text-box>
            <text:p text:style-name="P1"><text:span text:style-name="T1">Make improvements based on</text:span><text:span text:style-name="T1"><text:line-break/></text:span><text:span text:style-name="T1">review suggestions</text:span></text:p>
          </draw:text-box>
        </draw:frame>
        <draw:frame draw:style-name="gr2" draw:text-style-name="P2" draw:id="id10" draw:layer="layout" svg:width="3.804cm" svg:height="0.721cm" svg:x="13.84cm" svg:y="9.54cm">
          <draw:text-box>
            <text:p text:style-name="P1"><text:span text:style-name="T1">Record suggestions</text:span></text:p>
          </draw:text-box>
        </draw:frame>
        <draw:frame draw:style-name="gr2" draw:text-style-name="P2" draw:id="id11" draw:layer="layout" svg:width="4.418cm" svg:height="0.721cm" svg:x="13.533cm" svg:y="10.662cm">
          <draw:text-box>
            <text:p text:style-name="P1"><text:span text:style-name="T1">Implement suggestions</text:span></text:p>
          </draw:text-box>
        </draw:frame>
        <draw:connector draw:style-name="gr1" draw:text-style-name="P1" draw:layer="layout" draw:type="line" svg:x1="15.742cm" svg:y1="10.261cm" svg:x2="15.742cm" svg:y2="10.662cm" draw:start-shape="id10" draw:start-glue-point="2" draw:end-shape="id11" draw:end-glue-point="0" svg:d="m15742 10261v401">
          <text:p/>
        </draw:connector>
        <draw:connector draw:style-name="gr1" draw:text-style-name="P1" draw:layer="layout" draw:type="line" svg:x1="9.52cm" svg:y1="7.187cm" svg:x2="13.582cm" svg:y2="7.187cm" draw:start-shape="id12" draw:start-glue-point="1" draw:end-shape="id8" draw:end-glue-point="3" svg:d="m9520 7187h4062">
          <text:p/>
        </draw:connector>
        <draw:connector draw:style-name="gr1" draw:text-style-name="P1" draw:layer="layout" draw:type="line" svg:x1="9.702cm" svg:y1="9.9cm" svg:x2="13.84cm" svg:y2="9.9cm" draw:start-shape="id13" draw:start-glue-point="1" draw:end-shape="id10" svg:d="m9702 9900h4138">
          <text:p/>
        </draw:connector>
        <draw:frame draw:style-name="gr5" draw:text-style-name="P5" draw:layer="layout" svg:width="0.768cm" svg:height="0.628cm" svg:x="15.742cm" svg:y="4.069cm">
          <draw:text-box>
            <text:p><text:span text:style-name="T4">☇</text:span></text:p>
          </draw:text-box>
        </draw:frame>
        <draw:frame draw:style-name="gr6" draw:text-style-name="P5" draw:layer="layout" svg:width="0.768cm" svg:height="0.628cm" svg:x="15.742cm" svg:y="10.148cm">
          <draw:text-box>
            <text:p><text:span text:style-name="T4">☇</text:span></text:p>
          </draw:text-box>
        </draw:frame>
        <draw:frame draw:style-name="gr2" draw:text-style-name="P2" draw:id="id14" draw:layer="layout" svg:width="5.874cm" svg:height="0.721cm" svg:x="12.805cm" svg:y="11.784cm">
          <draw:text-box>
            <text:p text:style-name="P1"><text:span text:style-name="T1">Follow up after implementation</text:span></text:p>
          </draw:text-box>
        </draw:frame>
        <draw:connector draw:style-name="gr1" draw:text-style-name="P1" draw:layer="layout" draw:type="line" svg:x1="15.742cm" svg:y1="11.383cm" svg:x2="15.742cm" svg:y2="11.784cm" draw:start-shape="id11" draw:start-glue-point="2" draw:end-shape="id14" draw:end-glue-point="0" svg:d="m15742 11383v401">
          <text:p/>
        </draw:connector>
        <draw:frame draw:style-name="gr7" draw:text-style-name="P5" draw:layer="layout" svg:width="0.768cm" svg:height="0.628cm" svg:x="15.742cm" svg:y="5.191cm">
          <draw:text-box>
            <text:p><text:span text:style-name="T4">☇</text:span></text:p>
          </draw:text-box>
        </draw:frame>
        <draw:frame draw:style-name="gr2" draw:text-style-name="P2" draw:id="id17" draw:layer="layout" svg:width="4.701cm" svg:height="1.191cm" svg:x="4.559cm" svg:y="13.792cm">
          <draw:text-box>
            <text:p text:style-name="P1"><text:span text:style-name="T1">Understand review goals</text:span><text:span text:style-name="T1"><text:line-break/></text:span><text:span text:style-name="T1">and context</text:span></text:p>
          </draw:text-box>
        </draw:frame>
        <draw:frame draw:style-name="gr2" draw:text-style-name="P2" draw:id="id15" draw:layer="layout" svg:width="4.943cm" svg:height="0.721cm" svg:x="13.271cm" svg:y="14.027cm">
          <draw:text-box>
            <text:p text:style-name="P1"><text:span text:style-name="T1">Read supporting materials</text:span></text:p>
          </draw:text-box>
        </draw:frame>
        <draw:frame draw:style-name="gr2" draw:text-style-name="P2" draw:id="id16" draw:layer="layout" svg:width="4.922cm" svg:height="0.721cm" svg:x="13.281cm" svg:y="15.149cm">
          <draw:text-box>
            <text:p text:style-name="P1"><text:span text:style-name="T1">Communicate with author</text:span></text:p>
          </draw:text-box>
        </draw:frame>
        <draw:g>
          <draw:frame draw:style-name="gr3" draw:text-style-name="P3" draw:layer="layout" svg:width="1.687cm" svg:height="0.471cm" svg:x="10.587cm" svg:y="13.23cm">
            <draw:text-box>
              <text:p><text:span text:style-name="T2">Reviewer</text:span></text:p>
            </draw:text-box>
          </draw:frame>
          <draw:frame draw:style-name="gr2" draw:text-style-name="P4" draw:layer="layout" svg:width="1.349cm" svg:height="0.721cm" svg:x="6.236cm" svg:y="13.105cm">
            <draw:text-box>
              <text:p text:style-name="P1"><text:span text:style-name="T3">Goal</text:span></text:p>
            </draw:text-box>
          </draw:frame>
          <draw:frame draw:style-name="gr2" draw:text-style-name="P4" draw:layer="layout" svg:width="1.607cm" svg:height="0.721cm" svg:x="14.94cm" svg:y="13.105cm">
            <draw:text-box>
              <text:p text:style-name="P1"><text:span text:style-name="T3">Action</text:span></text:p>
            </draw:text-box>
          </draw:frame>
        </draw:g>
        <draw:connector draw:style-name="gr1" draw:text-style-name="P1" draw:layer="layout" draw:type="line" svg:x1="15.742cm" svg:y1="14.748cm" svg:x2="15.742cm" svg:y2="15.149cm" draw:start-shape="id15" draw:start-glue-point="2" draw:end-shape="id16" draw:end-glue-point="0" svg:d="m15742 14748v401">
          <text:p/>
        </draw:connector>
        <draw:connector draw:style-name="gr1" draw:text-style-name="P1" draw:layer="layout" draw:type="line" svg:x1="9.26cm" svg:y1="14.387cm" svg:x2="13.271cm" svg:y2="14.387cm" draw:start-shape="id17" draw:start-glue-point="1" draw:end-shape="id15" draw:end-glue-point="3" svg:d="m9260 14387h4011">
          <text:p/>
        </draw:connector>
        <draw:frame draw:style-name="gr8" draw:text-style-name="P5" draw:layer="layout" svg:width="0.324cm" svg:height="0.933cm" svg:x="11.104cm" svg:y="14.387cm">
          <draw:text-box>
            <text:p><text:span text:style-name="T4">☇</text:span></text:p>
          </draw:text-box>
        </draw:frame>
        <draw:frame draw:style-name="gr2" draw:text-style-name="P2" draw:id="id18" draw:layer="layout" svg:width="4.685cm" svg:height="0.721cm" svg:x="4.567cm" svg:y="16.271cm">
          <draw:text-box>
            <text:p text:style-name="P1"><text:span text:style-name="T1">Make useful suggestions</text:span></text:p>
          </draw:text-box>
        </draw:frame>
        <draw:frame draw:style-name="gr2" draw:text-style-name="P2" draw:id="id1" draw:layer="layout" svg:width="2.272cm" svg:height="0.721cm" svg:x="14.606cm" svg:y="16.271cm">
          <draw:text-box>
            <text:p text:style-name="P1"><text:span text:style-name="T1">Read code</text:span></text:p>
          </draw:text-box>
        </draw:frame>
        <draw:frame draw:style-name="gr2" draw:text-style-name="P2" draw:id="id2" draw:layer="layout" svg:width="3.804cm" svg:height="0.721cm" svg:x="13.84cm" svg:y="17.392cm">
          <draw:text-box>
            <text:p text:style-name="P1"><text:span text:style-name="T1">Record suggestions</text:span></text:p>
          </draw:text-box>
        </draw:frame>
        <draw:frame draw:style-name="gr2" draw:text-style-name="P2" draw:id="id3" draw:layer="layout" svg:width="4.96cm" svg:height="1.191cm" svg:x="13.262cm" svg:y="18.512cm">
          <draw:text-box>
            <text:p text:style-name="P1"><text:span text:style-name="T1">Communicate suggestions</text:span><text:span text:style-name="T1"><text:line-break/></text:span><text:span text:style-name="T1">to author</text:span></text:p>
          </draw:text-box>
        </draw:frame>
        <draw:connector draw:style-name="gr1" draw:text-style-name="P1" draw:layer="layout" draw:type="line" svg:x1="9.252cm" svg:y1="16.631cm" svg:x2="14.606cm" svg:y2="16.631cm" draw:start-shape="id18" draw:start-glue-point="1" draw:end-shape="id1" draw:end-glue-point="3" svg:d="m9252 16631h5354">
          <text:p/>
        </draw:connector>
        <draw:frame draw:style-name="gr5" draw:text-style-name="P5" draw:layer="layout" svg:width="0.768cm" svg:height="0.628cm" svg:x="15.742cm" svg:y="16.878cm">
          <draw:text-box>
            <text:p><text:span text:style-name="T4">☇</text:span></text:p>
          </draw:text-box>
        </draw:frame>
        <draw:frame draw:style-name="gr9" draw:text-style-name="P5" draw:layer="layout" svg:width="0.578cm" svg:height="0.628cm" svg:x="15.742cm" svg:y="17.999cm">
          <draw:text-box>
            <text:p><text:span text:style-name="T4">☇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902" svg:d="m564 0-564 902h1131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4cm" fo:margin-bottom="2.54cm" fo:margin-left="3.81cm" fo:margin-right="2.5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andy Souza</meta:initial-creator>
    <meta:creation-date>2010-11-20T07:57:32</meta:creation-date>
    <dc:date>2010-11-27T18:36:31</dc:date>
    <dc:creator>Randy Souza</dc:creator>
    <meta:editing-duration>PT06H15M59S</meta:editing-duration>
    <meta:editing-cycles>19</meta:editing-cycles>
    <meta:generator>OpenOffice.org/3.2$Linux OpenOffice.org_project/320m12$Build-9483</meta:generator>
    <meta:document-statistic meta:object-count="44"/>
  </office:meta>
</office:document-meta>
</file>